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563in"/>
    </style:style>
    <style:style style:name="co2" style:family="table-column">
      <style:table-column-properties fo:break-before="auto" style:column-width="1.6791in"/>
    </style:style>
    <style:style style:name="co3" style:family="table-column">
      <style:table-column-properties fo:break-before="auto" style:column-width="2.8571in"/>
    </style:style>
    <style:style style:name="co4" style:family="table-column">
      <style:table-column-properties fo:break-before="auto" style:column-width="1.6437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11in"/>
    </style:style>
    <style:style style:name="co7" style:family="table-column">
      <style:table-column-properties fo:break-before="auto" style:column-width="0.6409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1.0874in"/>
    </style:style>
    <style:style style:name="co10" style:family="table-column">
      <style:table-column-properties fo:break-before="auto" style:column-width="1.2665in"/>
    </style:style>
    <style:style style:name="co11" style:family="table-column">
      <style:table-column-properties fo:break-before="auto" style:column-width="2.767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igikey active-bom download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0"/>
        <table:table-column table:style-name="co4" table:default-cell-style-name="ce11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10"/>
        <table:table-column table:style-name="co12" table:number-columns-repeated="53" table:default-cell-style-name="Default"/>
        <table:table-row table:style-name="ro1"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</text:p>
          </table:table-cell>
          <table:table-cell table:style-name="ce9" office:value-type="string" calcext:value-type="string">
            <text:p>Reference Designator</text:p>
          </table:table-cell>
          <table:table-cell table:style-name="ce9" office:value-type="string" calcext:value-type="string">
            <text:p>Digi-Key Part Number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Part Statu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Extended Price</text:p>
          </table:table-cell>
          <table:table-cell office:value-type="string" calcext:value-type="string">
            <text:p>Quantity Available</text:p>
          </table:table-cell>
          <table:table-cell table:style-name="ce9" office:value-type="string" calcext:value-type="string">
            <text:p>Description</text:p>
          </table:table-cell>
          <table:table-cell table:style-name="ce9" table:number-columns-repeated="53"/>
        </table:table-row>
        <table:table-row table:style-name="ro1"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732-7526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table:style-name="ce12" office:value-type="string" calcext:value-type="string">
            <text:p>$0.10</text:p>
          </table:table-cell>
          <table:table-cell office:value-type="float" office:value="71070" calcext:value-type="float">
            <text:p>71070</text:p>
          </table:table-cell>
          <table:table-cell office:value-type="string" calcext:value-type="string">
            <text:p>CAP CER 10000PF 16V X7R 0402</text:p>
          </table:table-cell>
          <table:table-cell table:number-columns-repeated="53"/>
        </table:table-row>
        <table:table-row table:style-name="ro1"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10, C14</text:p>
          </table:table-cell>
          <table:table-cell office:value-type="string" calcext:value-type="string">
            <text:p>732-7471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  <table:table-cell table:style-name="ce12" office:value-type="string" calcext:value-type="string">
            <text:p>$0.15</text:p>
          </table:table-cell>
          <table:table-cell office:value-type="float" office:value="32510" calcext:value-type="float">
            <text:p>32510</text:p>
          </table:table-cell>
          <table:table-cell office:value-type="string" calcext:value-type="string">
            <text:p>CAP CER 22PF 50V C0G/NP0 0402</text:p>
          </table:table-cell>
          <table:table-cell table:number-columns-repeated="53"/>
        </table:table-row>
        <table:table-row table:style-name="ro1">
          <table:table-cell office:value-type="float" office:value="885012006029" calcext:value-type="float">
            <text:p>885012006029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732-7771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$0.10</text:p>
          </table:table-cell>
          <table:table-cell office:value-type="float" office:value="7147" calcext:value-type="float">
            <text:p>7147</text:p>
          </table:table-cell>
          <table:table-cell office:value-type="string" calcext:value-type="string">
            <text:p>CAP CER 1000PF 16V C0G/NP0 060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M2195C1H123JA01D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490-3320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table:style-name="ce12" office:value-type="string" calcext:value-type="string">
            <text:p>$0.48</text:p>
          </table:table-cell>
          <table:table-cell office:value-type="float" office:value="29880" calcext:value-type="float">
            <text:p>29880</text:p>
          </table:table-cell>
          <table:table-cell office:value-type="string" calcext:value-type="string">
            <text:p>CAP CER 0.012UF 50V C0G/NP0 0805</text:p>
          </table:table-cell>
          <table:table-cell table:number-columns-repeated="53"/>
        </table:table-row>
        <table:table-row table:style-name="ro1"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22, C24</text:p>
          </table:table-cell>
          <table:table-cell office:value-type="string" calcext:value-type="string">
            <text:p>732-7532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style-name="ce12" office:value-type="string" calcext:value-type="string">
            <text:p>$0.20</text:p>
          </table:table-cell>
          <table:table-cell office:value-type="float" office:value="140294" calcext:value-type="float">
            <text:p>140294</text:p>
          </table:table-cell>
          <table:table-cell office:value-type="string" calcext:value-type="string">
            <text:p>CAP CER 0.1UF 16V X7R 0402</text:p>
          </table:table-cell>
          <table:table-cell table:number-columns-repeated="53"/>
        </table:table-row>
        <table:table-row table:style-name="ro1"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25, C26, C27, C28, C29, C3, C30, C4, C5</text:p>
          </table:table-cell>
          <table:table-cell office:value-type="string" calcext:value-type="string">
            <text:p>732-7971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float" office:value="0.144" calcext:value-type="float">
            <text:p>0.144</text:p>
          </table:table-cell>
          <table:table-cell table:style-name="ce12" office:value-type="string" calcext:value-type="string">
            <text:p>$1.44</text:p>
          </table:table-cell>
          <table:table-cell office:value-type="float" office:value="4469" calcext:value-type="float">
            <text:p>4469</text:p>
          </table:table-cell>
          <table:table-cell office:value-type="string" calcext:value-type="string">
            <text:p>CAP CER 1UF 16V X7R 060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N5819HW-7-F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2, D3, D4</text:p>
          </table:table-cell>
          <table:table-cell office:value-type="string" calcext:value-type="string">
            <text:p>1N5819HW-FDI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style-name="ce12" office:value-type="string" calcext:value-type="string">
            <text:p>$1.20</text:p>
          </table:table-cell>
          <table:table-cell office:value-type="float" office:value="493583" calcext:value-type="float">
            <text:p>493583</text:p>
          </table:table-cell>
          <table:table-cell office:value-type="string" calcext:value-type="string">
            <text:p>DIODE SCHOTTKY 40V 1A SOD123</text:p>
          </table:table-cell>
          <table:table-cell table:number-columns-repeated="5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dafruit Industries LLC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1528-1074-ND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table:style-name="ce12" office:value-type="string" calcext:value-type="string">
            <text:p>$1.95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STACKING HEADER ARDUINO SHIE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RCW04021K00FKEDC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10, R11, R12, R5</text:p>
          </table:table-cell>
          <table:table-cell office:value-type="string" calcext:value-type="string">
            <text:p>541-3961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2</text:p>
          </table:table-cell>
          <table:table-cell table:style-name="ce12" office:value-type="string" calcext:value-type="string">
            <text:p>$0.32</text:p>
          </table:table-cell>
          <table:table-cell office:value-type="float" office:value="443436" calcext:value-type="float">
            <text:p>443436</text:p>
          </table:table-cell>
          <table:table-cell office:value-type="string" calcext:value-type="string">
            <text:p>RES SMD 1K OHM 1% 1/16W 040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RCW040230R1FKE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541-30.1LCT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$0.10</text:p>
          </table:table-cell>
          <table:table-cell office:value-type="float" office:value="22808" calcext:value-type="float">
            <text:p>22808</text:p>
          </table:table-cell>
          <table:table-cell office:value-type="string" calcext:value-type="string">
            <text:p>RES SMD 30.1 OHM 1% 1/16W 040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RCW04021K50FKEDC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14, R15, R16, R7</text:p>
          </table:table-cell>
          <table:table-cell office:value-type="string" calcext:value-type="string">
            <text:p>541-4782-1-ND</text:p>
          </table:table-cell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2</text:p>
          </table:table-cell>
          <table:table-cell table:style-name="ce12" office:value-type="string" calcext:value-type="string">
            <text:p>$0.32</text:p>
          </table:table-cell>
          <table:table-cell office:value-type="float" office:value="43118" calcext:value-type="float">
            <text:p>43118</text:p>
          </table:table-cell>
          <table:table-cell office:value-type="string" calcext:value-type="string">
            <text:p>RES 1.5K OHM 1% 1/16W 0402</text:p>
          </table:table-cell>
          <table:table-cell table:number-columns-repeated="5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Digikey active-bom download'.A1:'Digikey active-bom download'.K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22:11.481442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0D</meta:editing-duration>
    <meta:editing-cycles>1</meta:editing-cycles>
    <meta:generator>LibreOffice/6.3.6.2$Linux_X86_64 LibreOffice_project/2196df99b074d8a661f4036fca8fa0cbfa33a497</meta:generator>
    <meta:creation-date>2021-02-19T14:22:19.039581289</meta:creation-date>
    <meta:document-statistic meta:table-count="1" meta:cell-count="132" meta:object-count="0"/>
  </office:meta>
</office:document-meta>
</file>